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3465a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1.416cm" fo:min-width="5.7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83cm" fo:min-width="0.64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39cm" fo:min-width="0.062cm"/>
    </style:style>
    <style:style style:name="gr6" style:family="graphic" style:parent-style-name="standard">
      <style:graphic-properties draw:stroke="none" svg:stroke-color="#000000" draw:fill="none" draw:fill-color="#ffffff" fo:min-height="2.2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1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  <style:paragraph-properties style:writing-mode="lr-tb"/>
      <style:text-properties fo:font-size="22pt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fo:font-size="24pt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3.141cm" svg:y1="7.358cm" svg:x2="10.5cm" svg:y2="7.358cm">
          <text:p/>
        </draw:line>
        <draw:line draw:style-name="gr1" draw:text-style-name="P1" draw:layer="layout" svg:x1="33.139cm" svg:y1="23.188cm" svg:x2="10.569cm" svg:y2="23.046cm">
          <text:p/>
        </draw:line>
        <draw:custom-shape draw:style-name="gr2" draw:text-style-name="P2" draw:layer="layout" svg:width="6.22cm" svg:height="1.666cm" svg:x="21.268cm" svg:y="6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3.139cm" svg:y1="23.396cm" svg:x2="33.139cm" svg:y2="7.358cm">
          <text:p/>
        </draw:line>
        <draw:custom-shape draw:style-name="gr3" draw:text-style-name="P3" draw:layer="layout" svg:width="2.291cm" svg:height="2.499cm" draw:transform="rotate (-3.14159265358979) translate (34.181cm 16.314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417cm" svg:height="1.875cm" draw:transform="rotate (1.5707963267949) translate (32.099cm 16.5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94cm" svg:height="0.833cm" svg:x="32.723cm" svg:y="22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94cm" svg:height="0.833cm" svg:x="32.762cm" svg:y="6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2cm" svg:height="2.463cm" svg:x="23.9cm" svg:y="5cm">
          <draw:text-box>
            <text:p text:style-name="P5">R<text:span text:style-name="T1">1</text:span></text:p>
          </draw:text-box>
        </draw:frame>
        <draw:frame draw:style-name="gr7" draw:text-style-name="P8" draw:layer="layout" svg:width="3.13cm" svg:height="2.21cm" svg:x="34.3cm" svg:y="14.6cm">
          <draw:text-box>
            <text:p text:style-name="P7">17*D<text:span text:style-name="T1">4-21</text:span></text:p>
          </draw:text-box>
        </draw:frame>
        <draw:frame draw:style-name="gr8" draw:text-style-name="P9" draw:layer="layout" svg:width="2.609cm" svg:height="3.354cm" svg:x="33.491cm" svg:y="5.901cm">
          <draw:text-box>
            <text:p>4</text:p>
          </draw:text-box>
        </draw:frame>
        <draw:frame draw:style-name="gr9" draw:text-style-name="P9" draw:layer="layout" svg:width="2.609cm" svg:height="3.541cm" svg:x="33.305cm" svg:y="22.859cm">
          <draw:text-box>
            <text:p>5</text:p>
          </draw:text-box>
        </draw:frame>
        <draw:custom-shape draw:style-name="gr5" draw:text-style-name="P4" draw:layer="layout" svg:width="0.794cm" svg:height="0.833cm" svg:x="10.161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94cm" svg:height="0.833cm" svg:x="10.2cm" svg:y="22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1.7cm" svg:height="1.7cm" svg:x="9.3cm" svg:y="8cm">
          <draw:text-box>
            <text:p text:style-name="P10">+</text:p>
          </draw:text-box>
        </draw:frame>
        <draw:frame draw:style-name="gr11" draw:text-style-name="P12" draw:layer="layout" svg:width="2.9cm" svg:height="1.6cm" svg:x="9cm" svg:y="21cm">
          <draw:text-box>
            <text:p>_</text:p>
          </draw:text-box>
        </draw:frame>
        <draw:frame draw:style-name="gr12" draw:text-style-name="P12" draw:layer="layout" svg:width="3cm" svg:height="3.2cm" svg:x="8.4cm" svg:y="14.4cm">
          <draw:text-box>
            <text:p>V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5-03T23:37:26.157514774</dc:date>
    <meta:editing-duration>PT31M36S</meta:editing-duration>
    <meta:editing-cycles>7</meta:editing-cycles>
    <meta:generator>LibreOffice/6.4.6.2$Linux_X86_64 LibreOffice_project/40$Build-2</meta:generator>
    <meta:document-statistic meta:object-count="17"/>
  </office:meta>
</office:document-meta>
</file>